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1000003B7C1BABF495BAD3F2F.png" manifest:media-type="image/png"/>
  <manifest:file-entry manifest:full-path="Pictures/10000201000004870000022272A5D3F3D1917C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6b58" officeooo:paragraph-rsid="00006b58"/>
    </style:style>
    <style:style style:name="P2" style:family="paragraph" style:parent-style-name="Standard">
      <style:paragraph-properties fo:text-align="center" style:justify-single-word="false"/>
      <style:text-properties officeooo:rsid="00006b58" officeooo:paragraph-rsid="00006b58"/>
    </style:style>
    <style:style style:name="P3" style:family="paragraph" style:parent-style-name="Standard">
      <style:paragraph-properties fo:text-align="start" style:justify-single-word="false"/>
      <style:text-properties officeooo:rsid="00006b58" officeooo:paragraph-rsid="0000f6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y Holloway</text:p>
      <text:p text:style-name="P1">CPSC-3220-001</text:p>
      <text:p text:style-name="P1">5/23/2019</text:p>
      <text:p text:style-name="P1"/>
      <text:p text:style-name="P2">Homework #1</text:p>
      <text:p text:style-name="P2"/>
      <text:p text:style-name="P3">1.</text:p>
      <text:p text:style-name="P3"><draw:frame draw:style-name="fr1" draw:name="Image2" text:anchor-type="paragraph" svg:x="0.0937in" svg:y="5.6091in" svg:width="6.9252in" svg:height="3.1425in" draw:z-index="1"><draw:image xlink:href="Pictures/10000201000004870000022272A5D3F3D1917CBB.png" xlink:type="simple" xlink:show="embed" xlink:actuate="onLoad" loext:mime-type="image/png"/></draw:frame><draw:frame draw:style-name="fr1" draw:name="Image1" text:anchor-type="paragraph" svg:x="0.0626in" svg:y="0.0736in" svg:width="6.9252in" svg:height="5.1409in" draw:z-index="0"><draw:image xlink:href="Pictures/1000020100000501000003B7C1BABF495BAD3F2F.png" xlink:type="simple" xlink:show="embed" xlink:actuate="onLoad" loext:mime-type="image/png"/></draw:frame>2.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9:43:50.114462810</meta:creation-date>
    <dc:date>2019-05-23T14:41:32.545871613</dc:date>
    <meta:editing-duration>PT13M5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1" meta:paragraph-count="6" meta:word-count="8" meta:character-count="54" meta:non-whitespace-character-count="50"/>
  </office:meta>
</office:document-meta>
</file>